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pi" table:style-name="ta1">
        <table:shapes>
          <draw:frame draw:z-index="0" draw:style-name="gr1" draw:text-style-name="P1" svg:width="453.51pt" svg:height="255.09pt" svg:x="671.47pt" svg:y="184.34pt">
            <loext:p draw:notify-on-update-of-ranges="mpi.A1:mpi.A1 mpi.B1:mpi.K1 mpi.A2:mpi.A2 mpi.B2:mpi.K2 mpi.A3:mpi.A3 mpi.B3:mpi.K3 mpi.A4:mpi.A4 mpi.B4:mpi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81.53pt" svg:y="450.11pt">
            <loext:p draw:notify-on-update-of-ranges="mpi.A1:mpi.A1 mpi.B1:mpi.K1 mpi.A9:mpi.A9 mpi.B9:mpi.K9 mpi.A10:mpi.A10 mpi.B10:mpi.K10 mpi.A11:mpi.A11 mpi.B11:mpi.K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3.11pt" svg:y="183.57pt">
            <loext:p draw:notify-on-update-of-ranges="mpi.A1:mpi.A1 mpi.B1:mpi.K1 mpi.A6:mpi.A6 mpi.B6:mpi.K6 mpi.A13:mpi.A13 mpi.B13:mpi.K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1.58pt" svg:y="465.11pt">
            <loext:p draw:notify-on-update-of-ranges="mpi.A1:mpi.A1 mpi.B1:mpi.K1 mpi.A7:mpi.A7 mpi.B7:mpi.K7 mpi.A14:mpi.A14 mpi.B14:mpi.K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100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avg</text:p>
          </table:table-cell>
          <table:table-cell office:value-type="float" office:value="23561.45445" calcext:value-type="float">
            <text:p>23561.45445</text:p>
          </table:table-cell>
          <table:table-cell office:value-type="float" office:value="13769.9878095238" calcext:value-type="float">
            <text:p>13769.9878095238</text:p>
          </table:table-cell>
          <table:table-cell office:value-type="float" office:value="7686.9000952381" calcext:value-type="float">
            <text:p>7686.9000952381</text:p>
          </table:table-cell>
          <table:table-cell office:value-type="float" office:value="4398.73676190476" calcext:value-type="float">
            <text:p>4398.7367619048</text:p>
          </table:table-cell>
          <table:table-cell office:value-type="float" office:value="2457.25885714286" calcext:value-type="float">
            <text:p>2457.2588571429</text:p>
          </table:table-cell>
          <table:table-cell office:value-type="float" office:value="1439.70157142857" calcext:value-type="float">
            <text:p>1439.7015714286</text:p>
          </table:table-cell>
          <table:table-cell office:value-type="float" office:value="912.142857142857" calcext:value-type="float">
            <text:p>912.1428571429</text:p>
          </table:table-cell>
          <table:table-cell office:value-type="float" office:value="588.111666666667" calcext:value-type="float">
            <text:p>588.1116666667</text:p>
          </table:table-cell>
          <table:table-cell office:value-type="float" office:value="416.491238095238" calcext:value-type="float">
            <text:p>416.4912380952</text:p>
          </table:table-cell>
          <table:table-cell office:value-type="float" office:value="349.468" calcext:value-type="float">
            <text:p>349.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max</text:p>
          </table:table-cell>
          <table:table-cell office:value-type="float" office:value="24501.71" calcext:value-type="float">
            <text:p>24501.71</text:p>
          </table:table-cell>
          <table:table-cell office:value-type="float" office:value="16569.146" calcext:value-type="float">
            <text:p>16569.146</text:p>
          </table:table-cell>
          <table:table-cell office:value-type="float" office:value="9602.337" calcext:value-type="float">
            <text:p>9602.337</text:p>
          </table:table-cell>
          <table:table-cell office:value-type="float" office:value="6181.899" calcext:value-type="float">
            <text:p>6181.899</text:p>
          </table:table-cell>
          <table:table-cell office:value-type="float" office:value="2863.465" calcext:value-type="float">
            <text:p>2863.465</text:p>
          </table:table-cell>
          <table:table-cell office:value-type="float" office:value="1619.352" calcext:value-type="float">
            <text:p>1619.352</text:p>
          </table:table-cell>
          <table:table-cell office:value-type="float" office:value="1003.811" calcext:value-type="float">
            <text:p>1003.811</text:p>
          </table:table-cell>
          <table:table-cell office:value-type="float" office:value="653.05" calcext:value-type="float">
            <text:p>653.05</text:p>
          </table:table-cell>
          <table:table-cell office:value-type="float" office:value="440.163" calcext:value-type="float">
            <text:p>440.163</text:p>
          </table:table-cell>
          <table:table-cell office:value-type="float" office:value="360.121" calcext:value-type="float">
            <text:p>360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min</text:p>
          </table:table-cell>
          <table:table-cell office:value-type="float" office:value="23257.83" calcext:value-type="float">
            <text:p>23257.83</text:p>
          </table:table-cell>
          <table:table-cell office:value-type="float" office:value="11991.436" calcext:value-type="float">
            <text:p>11991.436</text:p>
          </table:table-cell>
          <table:table-cell office:value-type="float" office:value="6855.999" calcext:value-type="float">
            <text:p>6855.999</text:p>
          </table:table-cell>
          <table:table-cell office:value-type="float" office:value="3742.652" calcext:value-type="float">
            <text:p>3742.652</text:p>
          </table:table-cell>
          <table:table-cell office:value-type="float" office:value="2114.927" calcext:value-type="float">
            <text:p>2114.927</text:p>
          </table:table-cell>
          <table:table-cell office:value-type="float" office:value="1271.611" calcext:value-type="float">
            <text:p>1271.611</text:p>
          </table:table-cell>
          <table:table-cell office:value-type="float" office:value="831.538" calcext:value-type="float">
            <text:p>831.538</text:p>
          </table:table-cell>
          <table:table-cell office:value-type="float" office:value="539.764" calcext:value-type="float">
            <text:p>539.764</text:p>
          </table:table-cell>
          <table:table-cell office:value-type="float" office:value="393.423" calcext:value-type="float">
            <text:p>393.423</text:p>
          </table:table-cell>
          <table:table-cell office:value-type="float" office:value="331.888" calcext:value-type="float">
            <text:p>331.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std</text:p>
          </table:table-cell>
          <table:table-cell office:value-type="float" office:value="400.255599181254" calcext:value-type="float">
            <text:p>400.2555991813</text:p>
          </table:table-cell>
          <table:table-cell office:value-type="float" office:value="1418.47040470743" calcext:value-type="float">
            <text:p>1418.4704047074</text:p>
          </table:table-cell>
          <table:table-cell office:value-type="float" office:value="743.314222157488" calcext:value-type="float">
            <text:p>743.3142221575</text:p>
          </table:table-cell>
          <table:table-cell office:value-type="float" office:value="513.558518894673" calcext:value-type="float">
            <text:p>513.5585188947</text:p>
          </table:table-cell>
          <table:table-cell office:value-type="float" office:value="205.120466461854" calcext:value-type="float">
            <text:p>205.1204664619</text:p>
          </table:table-cell>
          <table:table-cell office:value-type="float" office:value="95.4961736084601" calcext:value-type="float">
            <text:p>95.4961736085</text:p>
          </table:table-cell>
          <table:table-cell office:value-type="float" office:value="48.2535132444112" calcext:value-type="float">
            <text:p>48.2535132444</text:p>
          </table:table-cell>
          <table:table-cell office:value-type="float" office:value="32.6866429881279" calcext:value-type="float">
            <text:p>32.6866429881</text:p>
          </table:table-cell>
          <table:table-cell office:value-type="float" office:value="14.8864069570355" calcext:value-type="float">
            <text:p>14.886406957</text:p>
          </table:table-cell>
          <table:table-cell office:value-type="float" office:value="7.0248575715099" calcext:value-type="float">
            <text:p>7.0248575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spu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1.71107300717464" calcext:value-type="float">
            <text:p>1.7110730072</text:p>
          </table:table-cell>
          <table:table-cell table:formula="of:=[.B2]/[.D2]" office:value-type="float" office:value="3.06514383666778" calcext:value-type="float">
            <text:p>3.0651438367</text:p>
          </table:table-cell>
          <table:table-cell table:formula="of:=[.B2]/[.E2]" office:value-type="float" office:value="5.35641383545701" calcext:value-type="float">
            <text:p>5.3564138355</text:p>
          </table:table-cell>
          <table:table-cell table:formula="of:=[.B2]/[.F2]" office:value-type="float" office:value="9.58851135341749" calcext:value-type="float">
            <text:p>9.5885113534</text:p>
          </table:table-cell>
          <table:table-cell table:formula="of:=[.B2]/[.G2]" office:value-type="float" office:value="16.3655127684696" calcext:value-type="float">
            <text:p>16.3655127685</text:p>
          </table:table-cell>
          <table:table-cell table:formula="of:=[.B2]/[.H2]" office:value-type="float" office:value="25.8308819342208" calcext:value-type="float">
            <text:p>25.8308819342</text:p>
          </table:table-cell>
          <table:table-cell table:formula="of:=[.B2]/[.I2]" office:value-type="float" office:value="40.0628924495631" calcext:value-type="float">
            <text:p>40.0628924496</text:p>
          </table:table-cell>
          <table:table-cell table:formula="of:=[.B2]/[.J2]" office:value-type="float" office:value="56.5713088173352" calcext:value-type="float">
            <text:p>56.5713088173</text:p>
          </table:table-cell>
          <table:table-cell table:formula="of:=[.B2]/[.K2]" office:value-type="float" office:value="67.4209210857647" calcext:value-type="float">
            <text:p>67.420921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eff</text:p>
          </table:table-cell>
          <table:table-cell office:value-type="float" office:value="1" calcext:value-type="float">
            <text:p>1</text:p>
          </table:table-cell>
          <table:table-cell table:formula="of:=[.C6]/[.C1]" office:value-type="float" office:value="0.855536503587319" calcext:value-type="float">
            <text:p>0.8555365036</text:p>
          </table:table-cell>
          <table:table-cell table:formula="of:=[.D6]/[.D1]" office:value-type="float" office:value="0.766285959166944" calcext:value-type="float">
            <text:p>0.7662859592</text:p>
          </table:table-cell>
          <table:table-cell table:formula="of:=[.E6]/[.E1]" office:value-type="float" office:value="0.669551729432126" calcext:value-type="float">
            <text:p>0.6695517294</text:p>
          </table:table-cell>
          <table:table-cell table:formula="of:=[.F6]/[.F1]" office:value-type="float" office:value="0.599281959588593" calcext:value-type="float">
            <text:p>0.5992819596</text:p>
          </table:table-cell>
          <table:table-cell table:formula="of:=[.G6]/[.G1]" office:value-type="float" office:value="0.511422274014675" calcext:value-type="float">
            <text:p>0.511422274</text:p>
          </table:table-cell>
          <table:table-cell table:formula="of:=[.H6]/[.H1]" office:value-type="float" office:value="0.403607530222201" calcext:value-type="float">
            <text:p>0.4036075302</text:p>
          </table:table-cell>
          <table:table-cell table:formula="of:=[.I6]/[.I1]" office:value-type="float" office:value="0.312991347262212" calcext:value-type="float">
            <text:p>0.3129913473</text:p>
          </table:table-cell>
          <table:table-cell table:formula="of:=[.J6]/[.J1]" office:value-type="float" office:value="0.220981675067716" calcext:value-type="float">
            <text:p>0.2209816751</text:p>
          </table:table-cell>
          <table:table-cell table:formula="of:=[.K6]/[.K1]" office:value-type="float" office:value="0.131681486495634" calcext:value-type="float">
            <text:p>0.131681486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pi2_avg</text:p>
          </table:table-cell>
          <table:table-cell office:value-type="float" office:value="24039.5425238095" calcext:value-type="float">
            <text:p>24039.5425238095</text:p>
          </table:table-cell>
          <table:table-cell office:value-type="float" office:value="13813.3170952381" calcext:value-type="float">
            <text:p>13813.3170952381</text:p>
          </table:table-cell>
          <table:table-cell office:value-type="float" office:value="8360.8182857143" calcext:value-type="float">
            <text:p>8360.8182857143</text:p>
          </table:table-cell>
          <table:table-cell office:value-type="float" office:value="5096.0754285714" calcext:value-type="float">
            <text:p>5096.0754285714</text:p>
          </table:table-cell>
          <table:table-cell office:value-type="float" office:value="3040.335" calcext:value-type="float">
            <text:p>3040.335</text:p>
          </table:table-cell>
          <table:table-cell office:value-type="float" office:value="1922.8198095238" calcext:value-type="float">
            <text:p>1922.8198095238</text:p>
          </table:table-cell>
          <table:table-cell office:value-type="float" office:value="1654.1194285714" calcext:value-type="float">
            <text:p>1654.1194285714</text:p>
          </table:table-cell>
          <table:table-cell office:value-type="float" office:value="1863.7985714286" calcext:value-type="float">
            <text:p>1863.7985714286</text:p>
          </table:table-cell>
          <table:table-cell office:value-type="float" office:value="2492.8266666667" calcext:value-type="float">
            <text:p>2492.8266666667</text:p>
          </table:table-cell>
          <table:table-cell office:value-type="float" office:value="3463.2974285714" calcext:value-type="float">
            <text:p>3463.297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2_min</text:p>
          </table:table-cell>
          <table:table-cell office:value-type="float" office:value="23459.227" calcext:value-type="float">
            <text:p>23459.227</text:p>
          </table:table-cell>
          <table:table-cell office:value-type="float" office:value="12422.827" calcext:value-type="float">
            <text:p>12422.827</text:p>
          </table:table-cell>
          <table:table-cell office:value-type="float" office:value="7232.429" calcext:value-type="float">
            <text:p>7232.429</text:p>
          </table:table-cell>
          <table:table-cell office:value-type="float" office:value="4511.143" calcext:value-type="float">
            <text:p>4511.143</text:p>
          </table:table-cell>
          <table:table-cell office:value-type="float" office:value="2801.542" calcext:value-type="float">
            <text:p>2801.542</text:p>
          </table:table-cell>
          <table:table-cell office:value-type="float" office:value="1769.339" calcext:value-type="float">
            <text:p>1769.339</text:p>
          </table:table-cell>
          <table:table-cell office:value-type="float" office:value="1565.297" calcext:value-type="float">
            <text:p>1565.297</text:p>
          </table:table-cell>
          <table:table-cell office:value-type="float" office:value="1723.757" calcext:value-type="float">
            <text:p>1723.757</text:p>
          </table:table-cell>
          <table:table-cell office:value-type="float" office:value="2308.378" calcext:value-type="float">
            <text:p>2308.378</text:p>
          </table:table-cell>
          <table:table-cell office:value-type="float" office:value="3308.463" calcext:value-type="float">
            <text:p>3308.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2_max</text:p>
          </table:table-cell>
          <table:table-cell office:value-type="float" office:value="24888.767" calcext:value-type="float">
            <text:p>24888.767</text:p>
          </table:table-cell>
          <table:table-cell office:value-type="float" office:value="16009.613" calcext:value-type="float">
            <text:p>16009.613</text:p>
          </table:table-cell>
          <table:table-cell office:value-type="float" office:value="9588.328" calcext:value-type="float">
            <text:p>9588.328</text:p>
          </table:table-cell>
          <table:table-cell office:value-type="float" office:value="6858.668" calcext:value-type="float">
            <text:p>6858.668</text:p>
          </table:table-cell>
          <table:table-cell office:value-type="float" office:value="3394.329" calcext:value-type="float">
            <text:p>3394.329</text:p>
          </table:table-cell>
          <table:table-cell office:value-type="float" office:value="2158.939" calcext:value-type="float">
            <text:p>2158.939</text:p>
          </table:table-cell>
          <table:table-cell office:value-type="float" office:value="1746.675" calcext:value-type="float">
            <text:p>1746.675</text:p>
          </table:table-cell>
          <table:table-cell office:value-type="float" office:value="1980.959" calcext:value-type="float">
            <text:p>1980.959</text:p>
          </table:table-cell>
          <table:table-cell office:value-type="float" office:value="2685.933" calcext:value-type="float">
            <text:p>2685.933</text:p>
          </table:table-cell>
          <table:table-cell office:value-type="float" office:value="3758.1" calcext:value-type="float">
            <text:p>375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2_std</text:p>
          </table:table-cell>
          <table:table-cell office:value-type="float" office:value="493.8584793257" calcext:value-type="float">
            <text:p>493.8584793257</text:p>
          </table:table-cell>
          <table:table-cell office:value-type="float" office:value="1091.4012907206" calcext:value-type="float">
            <text:p>1091.4012907206</text:p>
          </table:table-cell>
          <table:table-cell office:value-type="float" office:value="565.6203833215" calcext:value-type="float">
            <text:p>565.6203833215</text:p>
          </table:table-cell>
          <table:table-cell office:value-type="float" office:value="529.9671110154" calcext:value-type="float">
            <text:p>529.9671110154</text:p>
          </table:table-cell>
          <table:table-cell office:value-type="float" office:value="147.1155043688" calcext:value-type="float">
            <text:p>147.1155043688</text:p>
          </table:table-cell>
          <table:table-cell office:value-type="float" office:value="107.7732221016" calcext:value-type="float">
            <text:p>107.7732221016</text:p>
          </table:table-cell>
          <table:table-cell office:value-type="float" office:value="47.211342984" calcext:value-type="float">
            <text:p>47.211342984</text:p>
          </table:table-cell>
          <table:table-cell office:value-type="float" office:value="71.2386483965" calcext:value-type="float">
            <text:p>71.2386483965</text:p>
          </table:table-cell>
          <table:table-cell office:value-type="float" office:value="96.7018322052" calcext:value-type="float">
            <text:p>96.7018322052</text:p>
          </table:table-cell>
          <table:table-cell office:value-type="float" office:value="89.7226406146" calcext:value-type="float">
            <text:p>89.7226406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2_spu</text:p>
          </table:table-cell>
          <table:table-cell table:formula="of:=[.B2]/[.B9]" office:value-type="float" office:value="0.98011243045345" calcext:value-type="float">
            <text:p>0.9801124305</text:p>
          </table:table-cell>
          <table:table-cell table:formula="of:=[.B2]/[.C9]" office:value-type="float" office:value="1.705705753915" calcext:value-type="float">
            <text:p>1.7057057539</text:p>
          </table:table-cell>
          <table:table-cell table:formula="of:=[.B2]/[.D9]" office:value-type="float" office:value="2.81807995878325" calcext:value-type="float">
            <text:p>2.8180799588</text:p>
          </table:table-cell>
          <table:table-cell table:formula="of:=[.B2]/[.E9]" office:value-type="float" office:value="4.62345088494992" calcext:value-type="float">
            <text:p>4.6234508849</text:p>
          </table:table-cell>
          <table:table-cell table:formula="of:=[.B2]/[.F9]" office:value-type="float" office:value="7.74962444927944" calcext:value-type="float">
            <text:p>7.7496244493</text:p>
          </table:table-cell>
          <table:table-cell table:formula="of:=[.B2]/[.G9]" office:value-type="float" office:value="12.2535946079291" calcext:value-type="float">
            <text:p>12.2535946079</text:p>
          </table:table-cell>
          <table:table-cell table:formula="of:=[.B2]/[.H9]" office:value-type="float" office:value="14.2441071926403" calcext:value-type="float">
            <text:p>14.2441071926</text:p>
          </table:table-cell>
          <table:table-cell table:formula="of:=[.B2]/[.I9]" office:value-type="float" office:value="12.6416313496475" calcext:value-type="float">
            <text:p>12.6416313496</text:p>
          </table:table-cell>
          <table:table-cell table:formula="of:=[.B2]/[.J9]" office:value-type="float" office:value="9.45170186321272" calcext:value-type="float">
            <text:p>9.4517018632</text:p>
          </table:table-cell>
          <table:table-cell table:formula="of:=[.B2]/[.K9]" office:value-type="float" office:value="6.8031853850101" calcext:value-type="float">
            <text:p>6.80318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2_eff</text:p>
          </table:table-cell>
          <table:table-cell table:formula="of:=[.B13]/[.B1]" office:value-type="float" office:value="0.98011243045345" calcext:value-type="float">
            <text:p>0.9801124305</text:p>
          </table:table-cell>
          <table:table-cell table:formula="of:=[.C13]/[.C1]" office:value-type="float" office:value="0.852852876957498" calcext:value-type="float">
            <text:p>0.852852877</text:p>
          </table:table-cell>
          <table:table-cell table:formula="of:=[.D13]/[.D1]" office:value-type="float" office:value="0.704519989695813" calcext:value-type="float">
            <text:p>0.7045199897</text:p>
          </table:table-cell>
          <table:table-cell table:formula="of:=[.E13]/[.E1]" office:value-type="float" office:value="0.57793136061874" calcext:value-type="float">
            <text:p>0.5779313606</text:p>
          </table:table-cell>
          <table:table-cell table:formula="of:=[.F13]/[.F1]" office:value-type="float" office:value="0.484351528079965" calcext:value-type="float">
            <text:p>0.4843515281</text:p>
          </table:table-cell>
          <table:table-cell table:formula="of:=[.G13]/[.G1]" office:value-type="float" office:value="0.382924831497783" calcext:value-type="float">
            <text:p>0.3829248315</text:p>
          </table:table-cell>
          <table:table-cell table:formula="of:=[.H13]/[.H1]" office:value-type="float" office:value="0.222564174885005" calcext:value-type="float">
            <text:p>0.2225641749</text:p>
          </table:table-cell>
          <table:table-cell table:formula="of:=[.I13]/[.I1]" office:value-type="float" office:value="0.098762744919121" calcext:value-type="float">
            <text:p>0.0987627449</text:p>
          </table:table-cell>
          <table:table-cell table:formula="of:=[.J13]/[.J1]" office:value-type="float" office:value="0.0369207104031747" calcext:value-type="float">
            <text:p>0.0369207104</text:p>
          </table:table-cell>
          <table:table-cell table:formula="of:=[.K13]/[.K1]" office:value-type="float" office:value="0.0132874714550978" calcext:value-type="float">
            <text:p>0.013287471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pi.A1:mpi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00:45:51.9750956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00:55:08.090929163</dc:date>
    <meta:editing-duration>PT23M12S</meta:editing-duration>
    <meta:editing-cycles>7</meta:editing-cycles>
    <meta:generator>LibreOffice/5.1.4.2$Linux_X86_64 LibreOffice_project/10m0$Build-2</meta:generator>
    <meta:document-statistic meta:table-count="1" meta:cell-count="1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43cm" svg:y="3.703cm" style:legend-expansion="high" chart:style-name="ch2"/>
        <chart:plot-area chart:style-name="ch3" table:cell-range-address="mpi.A1:mpi.K4" chart:data-source-has-labels="both" svg:x="0.32cm" svg:y="0.18cm" svg:width="13.203cm" svg:height="8.64cm">
          <chartooo:coordinate-region svg:x="1.497cm" svg:y="0.379cm" svg:width="11.746cm" svg:height="7.794cm"/>
          <chart:axis chart:dimension="x" chart:name="primary-x" chart:style-name="ch4" chartooo:axis-type="auto">
            <chartooo:date-scale/>
            <chart:categories table:cell-range-address="mpi.B1:mpi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.B2:mpi.K2" chart:label-cell-address="mpi.A2:mpi.A2" chart:class="chart:line">
            <chart:data-point chart:repeated="10"/>
          </chart:series>
          <chart:series chart:style-name="ch7" chart:values-cell-range-address="mpi.B3:mpi.K3" chart:label-cell-address="mpi.A3:mpi.A3" chart:class="chart:line">
            <chart:data-point chart:repeated="10"/>
          </chart:series>
          <chart:series chart:style-name="ch8" chart:values-cell-range-address="mpi.B4:mpi.K4" chart:label-cell-address="mpi.A4:mpi.A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.B1:mpi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avg</text:p>
                <draw:g>
                  <svg:desc>mpi.A2:mpi.A2</svg:desc>
                </draw:g>
              </table:table-cell>
              <table:table-cell office:value-type="float" office:value="23561.45445">
                <text:p>23561.45445</text:p>
                <draw:g>
                  <svg:desc>mpi.B2:mpi.K2</svg:desc>
                </draw:g>
              </table:table-cell>
              <table:table-cell office:value-type="float" office:value="13769.9878095238">
                <text:p>13769.9878095238</text:p>
              </table:table-cell>
              <table:table-cell office:value-type="float" office:value="7686.9000952381">
                <text:p>7686.9000952381</text:p>
              </table:table-cell>
              <table:table-cell office:value-type="float" office:value="4398.73676190476">
                <text:p>4398.73676190476</text:p>
              </table:table-cell>
              <table:table-cell office:value-type="float" office:value="2457.25885714286">
                <text:p>2457.25885714286</text:p>
              </table:table-cell>
              <table:table-cell office:value-type="float" office:value="1439.70157142857">
                <text:p>1439.70157142857</text:p>
              </table:table-cell>
              <table:table-cell office:value-type="float" office:value="912.142857142857">
                <text:p>912.142857142857</text:p>
              </table:table-cell>
              <table:table-cell office:value-type="float" office:value="588.111666666667">
                <text:p>588.111666666667</text:p>
              </table:table-cell>
              <table:table-cell office:value-type="float" office:value="416.491238095238">
                <text:p>416.491238095238</text:p>
              </table:table-cell>
              <table:table-cell office:value-type="float" office:value="349.468">
                <text:p>349.468</text:p>
              </table:table-cell>
            </table:table-row>
            <table:table-row>
              <table:table-cell office:value-type="string">
                <text:p>mpi_max</text:p>
                <draw:g>
                  <svg:desc>mpi.A3:mpi.A3</svg:desc>
                </draw:g>
              </table:table-cell>
              <table:table-cell office:value-type="float" office:value="24501.71">
                <text:p>24501.71</text:p>
                <draw:g>
                  <svg:desc>mpi.B3:mpi.K3</svg:desc>
                </draw:g>
              </table:table-cell>
              <table:table-cell office:value-type="float" office:value="16569.146">
                <text:p>16569.146</text:p>
              </table:table-cell>
              <table:table-cell office:value-type="float" office:value="9602.337">
                <text:p>9602.337</text:p>
              </table:table-cell>
              <table:table-cell office:value-type="float" office:value="6181.899">
                <text:p>6181.899</text:p>
              </table:table-cell>
              <table:table-cell office:value-type="float" office:value="2863.465">
                <text:p>2863.465</text:p>
              </table:table-cell>
              <table:table-cell office:value-type="float" office:value="1619.352">
                <text:p>1619.352</text:p>
              </table:table-cell>
              <table:table-cell office:value-type="float" office:value="1003.811">
                <text:p>1003.811</text:p>
              </table:table-cell>
              <table:table-cell office:value-type="float" office:value="653.05">
                <text:p>653.05</text:p>
              </table:table-cell>
              <table:table-cell office:value-type="float" office:value="440.163">
                <text:p>440.163</text:p>
              </table:table-cell>
              <table:table-cell office:value-type="float" office:value="360.121">
                <text:p>360.121</text:p>
              </table:table-cell>
            </table:table-row>
            <table:table-row>
              <table:table-cell office:value-type="string">
                <text:p>mpi_min</text:p>
                <draw:g>
                  <svg:desc>mpi.A4:mpi.A4</svg:desc>
                </draw:g>
              </table:table-cell>
              <table:table-cell office:value-type="float" office:value="23257.83">
                <text:p>23257.83</text:p>
                <draw:g>
                  <svg:desc>mpi.B4:mpi.K4</svg:desc>
                </draw:g>
              </table:table-cell>
              <table:table-cell office:value-type="float" office:value="11991.436">
                <text:p>11991.436</text:p>
              </table:table-cell>
              <table:table-cell office:value-type="float" office:value="6855.999">
                <text:p>6855.999</text:p>
              </table:table-cell>
              <table:table-cell office:value-type="float" office:value="3742.652">
                <text:p>3742.652</text:p>
              </table:table-cell>
              <table:table-cell office:value-type="float" office:value="2114.927">
                <text:p>2114.927</text:p>
              </table:table-cell>
              <table:table-cell office:value-type="float" office:value="1271.611">
                <text:p>1271.611</text:p>
              </table:table-cell>
              <table:table-cell office:value-type="float" office:value="831.538">
                <text:p>831.538</text:p>
              </table:table-cell>
              <table:table-cell office:value-type="float" office:value="539.764">
                <text:p>539.764</text:p>
              </table:table-cell>
              <table:table-cell office:value-type="float" office:value="393.423">
                <text:p>393.423</text:p>
              </table:table-cell>
              <table:table-cell office:value-type="float" office:value="331.888">
                <text:p>331.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703cm" style:legend-expansion="high" chart:style-name="ch2"/>
        <chart:plot-area chart:style-name="ch3" table:cell-range-address="mpi.A1:mpi.K1 mpi.A9:mpi.K11" chart:data-source-has-labels="both" svg:x="0.32cm" svg:y="0.18cm" svg:width="13.017cm" svg:height="8.64cm">
          <chartooo:coordinate-region svg:x="1.497cm" svg:y="0.379cm" svg:width="11.56cm" svg:height="7.794cm"/>
          <chart:axis chart:dimension="x" chart:name="primary-x" chart:style-name="ch4" chartooo:axis-type="auto">
            <chartooo:date-scale/>
            <chart:categories table:cell-range-address="mpi.B1:mpi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.B9:mpi.K9" chart:label-cell-address="mpi.A9:mpi.A9" chart:class="chart:line">
            <chart:data-point chart:repeated="10"/>
          </chart:series>
          <chart:series chart:style-name="ch7" chart:values-cell-range-address="mpi.B10:mpi.K10" chart:label-cell-address="mpi.A10:mpi.A10" chart:class="chart:line">
            <chart:data-point chart:repeated="10"/>
          </chart:series>
          <chart:series chart:style-name="ch8" chart:values-cell-range-address="mpi.B11:mpi.K11" chart:label-cell-address="mpi.A11:mpi.A1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.B1:mpi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2_avg</text:p>
                <draw:g>
                  <svg:desc>mpi.A9:mpi.A9</svg:desc>
                </draw:g>
              </table:table-cell>
              <table:table-cell office:value-type="float" office:value="24039.5425238095">
                <text:p>24039.5425238095</text:p>
                <draw:g>
                  <svg:desc>mpi.B9:mpi.K9</svg:desc>
                </draw:g>
              </table:table-cell>
              <table:table-cell office:value-type="float" office:value="13813.3170952381">
                <text:p>13813.3170952381</text:p>
              </table:table-cell>
              <table:table-cell office:value-type="float" office:value="8360.8182857143">
                <text:p>8360.8182857143</text:p>
              </table:table-cell>
              <table:table-cell office:value-type="float" office:value="5096.0754285714">
                <text:p>5096.0754285714</text:p>
              </table:table-cell>
              <table:table-cell office:value-type="float" office:value="3040.335">
                <text:p>3040.335</text:p>
              </table:table-cell>
              <table:table-cell office:value-type="float" office:value="1922.8198095238">
                <text:p>1922.8198095238</text:p>
              </table:table-cell>
              <table:table-cell office:value-type="float" office:value="1654.1194285714">
                <text:p>1654.1194285714</text:p>
              </table:table-cell>
              <table:table-cell office:value-type="float" office:value="1863.7985714286">
                <text:p>1863.7985714286</text:p>
              </table:table-cell>
              <table:table-cell office:value-type="float" office:value="2492.8266666667">
                <text:p>2492.8266666667</text:p>
              </table:table-cell>
              <table:table-cell office:value-type="float" office:value="3463.2974285714">
                <text:p>3463.2974285714</text:p>
              </table:table-cell>
            </table:table-row>
            <table:table-row>
              <table:table-cell office:value-type="string">
                <text:p>mpi2_min</text:p>
                <draw:g>
                  <svg:desc>mpi.A10:mpi.A10</svg:desc>
                </draw:g>
              </table:table-cell>
              <table:table-cell office:value-type="float" office:value="23459.227">
                <text:p>23459.227</text:p>
                <draw:g>
                  <svg:desc>mpi.B10:mpi.K10</svg:desc>
                </draw:g>
              </table:table-cell>
              <table:table-cell office:value-type="float" office:value="12422.827">
                <text:p>12422.827</text:p>
              </table:table-cell>
              <table:table-cell office:value-type="float" office:value="7232.429">
                <text:p>7232.429</text:p>
              </table:table-cell>
              <table:table-cell office:value-type="float" office:value="4511.143">
                <text:p>4511.143</text:p>
              </table:table-cell>
              <table:table-cell office:value-type="float" office:value="2801.542">
                <text:p>2801.542</text:p>
              </table:table-cell>
              <table:table-cell office:value-type="float" office:value="1769.339">
                <text:p>1769.339</text:p>
              </table:table-cell>
              <table:table-cell office:value-type="float" office:value="1565.297">
                <text:p>1565.297</text:p>
              </table:table-cell>
              <table:table-cell office:value-type="float" office:value="1723.757">
                <text:p>1723.757</text:p>
              </table:table-cell>
              <table:table-cell office:value-type="float" office:value="2308.378">
                <text:p>2308.378</text:p>
              </table:table-cell>
              <table:table-cell office:value-type="float" office:value="3308.463">
                <text:p>3308.463</text:p>
              </table:table-cell>
            </table:table-row>
            <table:table-row>
              <table:table-cell office:value-type="string">
                <text:p>mpi2_max</text:p>
                <draw:g>
                  <svg:desc>mpi.A11:mpi.A11</svg:desc>
                </draw:g>
              </table:table-cell>
              <table:table-cell office:value-type="float" office:value="24888.767">
                <text:p>24888.767</text:p>
                <draw:g>
                  <svg:desc>mpi.B11:mpi.K11</svg:desc>
                </draw:g>
              </table:table-cell>
              <table:table-cell office:value-type="float" office:value="16009.613">
                <text:p>16009.613</text:p>
              </table:table-cell>
              <table:table-cell office:value-type="float" office:value="9588.328">
                <text:p>9588.328</text:p>
              </table:table-cell>
              <table:table-cell office:value-type="float" office:value="6858.668">
                <text:p>6858.668</text:p>
              </table:table-cell>
              <table:table-cell office:value-type="float" office:value="3394.329">
                <text:p>3394.329</text:p>
              </table:table-cell>
              <table:table-cell office:value-type="float" office:value="2158.939">
                <text:p>2158.939</text:p>
              </table:table-cell>
              <table:table-cell office:value-type="float" office:value="1746.675">
                <text:p>1746.675</text:p>
              </table:table-cell>
              <table:table-cell office:value-type="float" office:value="1980.959">
                <text:p>1980.959</text:p>
              </table:table-cell>
              <table:table-cell office:value-type="float" office:value="2685.933">
                <text:p>2685.933</text:p>
              </table:table-cell>
              <table:table-cell office:value-type="float" office:value="3758.1">
                <text:p>375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63cm" svg:y="3.952cm" style:legend-expansion="high" chart:style-name="ch2"/>
        <chart:plot-area chart:style-name="ch3" table:cell-range-address="mpi.A1:mpi.K1 mpi.A6:mpi.K6 mpi.A13:mpi.K13" chart:data-source-has-labels="both" svg:x="0.32cm" svg:y="0.18cm" svg:width="13.123cm" svg:height="8.64cm">
          <chartooo:coordinate-region svg:x="0.941cm" svg:y="0.379cm" svg:width="12.222cm" svg:height="7.794cm"/>
          <chart:axis chart:dimension="x" chart:name="primary-x" chart:style-name="ch4" chartooo:axis-type="auto">
            <chartooo:date-scale/>
            <chart:categories table:cell-range-address="mpi.B1:mpi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.B6:mpi.K6" chart:label-cell-address="mpi.A6:mpi.A6" chart:class="chart:line">
            <chart:data-point chart:repeated="10"/>
          </chart:series>
          <chart:series chart:style-name="ch7" chart:values-cell-range-address="mpi.B13:mpi.K13" chart:label-cell-address="mpi.A13:mpi.A1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.B1:mpi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spu</text:p>
                <draw:g>
                  <svg:desc>mpi.A6:mpi.A6</svg:desc>
                </draw:g>
              </table:table-cell>
              <table:table-cell office:value-type="float" office:value="1">
                <text:p>1</text:p>
                <draw:g>
                  <svg:desc>mpi.B6:mpi.K6</svg:desc>
                </draw:g>
              </table:table-cell>
              <table:table-cell office:value-type="float" office:value="1.71107300717464">
                <text:p>1.71107300717464</text:p>
              </table:table-cell>
              <table:table-cell office:value-type="float" office:value="3.06514383666778">
                <text:p>3.06514383666778</text:p>
              </table:table-cell>
              <table:table-cell office:value-type="float" office:value="5.35641383545701">
                <text:p>5.35641383545701</text:p>
              </table:table-cell>
              <table:table-cell office:value-type="float" office:value="9.58851135341749">
                <text:p>9.58851135341749</text:p>
              </table:table-cell>
              <table:table-cell office:value-type="float" office:value="16.3655127684696">
                <text:p>16.3655127684696</text:p>
              </table:table-cell>
              <table:table-cell office:value-type="float" office:value="25.8308819342208">
                <text:p>25.8308819342208</text:p>
              </table:table-cell>
              <table:table-cell office:value-type="float" office:value="40.0628924495631">
                <text:p>40.0628924495631</text:p>
              </table:table-cell>
              <table:table-cell office:value-type="float" office:value="56.5713088173352">
                <text:p>56.5713088173352</text:p>
              </table:table-cell>
              <table:table-cell office:value-type="float" office:value="67.4209210857647">
                <text:p>67.4209210857647</text:p>
              </table:table-cell>
            </table:table-row>
            <table:table-row>
              <table:table-cell office:value-type="string">
                <text:p>mpi2_spu</text:p>
                <draw:g>
                  <svg:desc>mpi.A13:mpi.A13</svg:desc>
                </draw:g>
              </table:table-cell>
              <table:table-cell office:value-type="float" office:value="0.98011243045345">
                <text:p>0.98011243045345</text:p>
                <draw:g>
                  <svg:desc>mpi.B13:mpi.K13</svg:desc>
                </draw:g>
              </table:table-cell>
              <table:table-cell office:value-type="float" office:value="1.705705753915">
                <text:p>1.705705753915</text:p>
              </table:table-cell>
              <table:table-cell office:value-type="float" office:value="2.81807995878325">
                <text:p>2.81807995878325</text:p>
              </table:table-cell>
              <table:table-cell office:value-type="float" office:value="4.62345088494992">
                <text:p>4.62345088494992</text:p>
              </table:table-cell>
              <table:table-cell office:value-type="float" office:value="7.74962444927944">
                <text:p>7.74962444927944</text:p>
              </table:table-cell>
              <table:table-cell office:value-type="float" office:value="12.2535946079291">
                <text:p>12.2535946079291</text:p>
              </table:table-cell>
              <table:table-cell office:value-type="float" office:value="14.2441071926403">
                <text:p>14.2441071926403</text:p>
              </table:table-cell>
              <table:table-cell office:value-type="float" office:value="12.6416313496475">
                <text:p>12.6416313496475</text:p>
              </table:table-cell>
              <table:table-cell office:value-type="float" office:value="9.45170186321272">
                <text:p>9.45170186321272</text:p>
              </table:table-cell>
              <table:table-cell office:value-type="float" office:value="6.8031853850101">
                <text:p>6.8031853850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3.952cm" style:legend-expansion="high" chart:style-name="ch2"/>
        <chart:plot-area chart:style-name="ch3" table:cell-range-address="mpi.A1:mpi.K1 mpi.A7:mpi.K7 mpi.A14:mpi.K14" chart:data-source-has-labels="both" svg:x="0.32cm" svg:y="0.18cm" svg:width="13.309cm" svg:height="8.64cm">
          <chartooo:coordinate-region svg:x="1.047cm" svg:y="0.38cm" svg:width="12.302cm" svg:height="7.793cm"/>
          <chart:axis chart:dimension="x" chart:name="primary-x" chart:style-name="ch4" chartooo:axis-type="auto">
            <chartooo:date-scale/>
            <chart:categories table:cell-range-address="mpi.B1:mpi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.B7:mpi.K7" chart:label-cell-address="mpi.A7:mpi.A7" chart:class="chart:line">
            <chart:data-point chart:repeated="10"/>
          </chart:series>
          <chart:series chart:style-name="ch7" chart:values-cell-range-address="mpi.B14:mpi.K14" chart:label-cell-address="mpi.A14:mpi.A1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.B1:mpi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eff</text:p>
                <draw:g>
                  <svg:desc>mpi.A7:mpi.A7</svg:desc>
                </draw:g>
              </table:table-cell>
              <table:table-cell office:value-type="float" office:value="1">
                <text:p>1</text:p>
                <draw:g>
                  <svg:desc>mpi.B7:mpi.K7</svg:desc>
                </draw:g>
              </table:table-cell>
              <table:table-cell office:value-type="float" office:value="0.855536503587319">
                <text:p>0.855536503587319</text:p>
              </table:table-cell>
              <table:table-cell office:value-type="float" office:value="0.766285959166944">
                <text:p>0.766285959166944</text:p>
              </table:table-cell>
              <table:table-cell office:value-type="float" office:value="0.669551729432126">
                <text:p>0.669551729432126</text:p>
              </table:table-cell>
              <table:table-cell office:value-type="float" office:value="0.599281959588593">
                <text:p>0.599281959588593</text:p>
              </table:table-cell>
              <table:table-cell office:value-type="float" office:value="0.511422274014675">
                <text:p>0.511422274014675</text:p>
              </table:table-cell>
              <table:table-cell office:value-type="float" office:value="0.403607530222201">
                <text:p>0.403607530222201</text:p>
              </table:table-cell>
              <table:table-cell office:value-type="float" office:value="0.312991347262212">
                <text:p>0.312991347262212</text:p>
              </table:table-cell>
              <table:table-cell office:value-type="float" office:value="0.220981675067716">
                <text:p>0.220981675067716</text:p>
              </table:table-cell>
              <table:table-cell office:value-type="float" office:value="0.131681486495634">
                <text:p>0.131681486495634</text:p>
              </table:table-cell>
            </table:table-row>
            <table:table-row>
              <table:table-cell office:value-type="string">
                <text:p>mpi2_eff</text:p>
                <draw:g>
                  <svg:desc>mpi.A14:mpi.A14</svg:desc>
                </draw:g>
              </table:table-cell>
              <table:table-cell office:value-type="float" office:value="0.98011243045345">
                <text:p>0.98011243045345</text:p>
                <draw:g>
                  <svg:desc>mpi.B14:mpi.K14</svg:desc>
                </draw:g>
              </table:table-cell>
              <table:table-cell office:value-type="float" office:value="0.852852876957498">
                <text:p>0.852852876957498</text:p>
              </table:table-cell>
              <table:table-cell office:value-type="float" office:value="0.704519989695813">
                <text:p>0.704519989695813</text:p>
              </table:table-cell>
              <table:table-cell office:value-type="float" office:value="0.57793136061874">
                <text:p>0.57793136061874</text:p>
              </table:table-cell>
              <table:table-cell office:value-type="float" office:value="0.484351528079965">
                <text:p>0.484351528079965</text:p>
              </table:table-cell>
              <table:table-cell office:value-type="float" office:value="0.382924831497783">
                <text:p>0.382924831497783</text:p>
              </table:table-cell>
              <table:table-cell office:value-type="float" office:value="0.222564174885005">
                <text:p>0.222564174885005</text:p>
              </table:table-cell>
              <table:table-cell office:value-type="float" office:value="0.098762744919121">
                <text:p>0.098762744919121</text:p>
              </table:table-cell>
              <table:table-cell office:value-type="float" office:value="0.0369207104031747">
                <text:p>0.0369207104031747</text:p>
              </table:table-cell>
              <table:table-cell office:value-type="float" office:value="0.0132874714550978">
                <text:p>0.01328747145509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